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311a"/>
    </style:style>
    <style:style style:name="P2" style:family="paragraph" style:parent-style-name="Standard">
      <style:text-properties officeooo:paragraph-rsid="00200cdd"/>
    </style:style>
    <style:style style:name="T1" style:family="text">
      <style:text-properties officeooo:rsid="001e311a"/>
    </style:style>
    <style:style style:name="T2" style:family="text">
      <style:text-properties officeooo:rsid="00200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 siècles :</text:span></text:p>
      <text:p text:style-name="P1"><text:span text:style-name="T1">Antiquité : 7-6 acn – 5-6 pcn ;</text:span></text:p>
      <text:p text:style-name="P1"><text:span text:style-name="T1">M-A 5-6pcn – 1453</text:span></text:p>
      <text:p text:style-name="P1"><text:span text:style-name="T1">renaissane et temps modernes 15-17</text:span></text:p>
      <text:p text:style-name="P1"><text:span text:style-name="T1">contemporaine 1830 – now</text:span></text:p>
      <text:p text:style-name="P1"><text:span text:style-name="T1">Socrate 5acn</text:span></text:p>
      <text:p text:style-name="P1"><text:span text:style-name="T1">Platon 4acn</text:span></text:p>
      <text:p text:style-name="P1"><text:span text:style-name="T1">Aristote 4acn</text:span></text:p>
      <text:p text:style-name="P1"><text:span text:style-name="T1">Ciceron 1acn</text:span></text:p>
      <text:p text:style-name="P1"><text:span text:style-name="T1">Plotin 3pcn</text:span></text:p>
      <text:p text:style-name="P1"><text:span text:style-name="T1">Jamblique 4pcn</text:span></text:p>
      <text:p text:style-name="P1"><text:span text:style-name="T1">Proclus 5pcn</text:span></text:p>
      <text:p text:style-name="P1"><text:span text:style-name="T1">Pseudo Denys aéropogite 5-6pcn</text:span></text:p>
      <text:p text:style-name="P1"><text:span text:style-name="T1">Saint Augustin 5pcn</text:span></text:p>
      <text:p text:style-name="P1"><text:span text:style-name="T1">Boèce 6pcn</text:span></text:p>
      <text:p text:style-name="P1"><text:span text:style-name="T1">Michel Psellos 11pcn</text:span></text:p>
      <text:p text:style-name="P1"><text:span text:style-name="T1">Phéthon/George Gemiste 15pcn</text:span></text:p>
      <text:p text:style-name="P1"><text:span text:style-name="T1">Thomas d'Aquin 13pcn</text:span></text:p>
      <text:p text:style-name="P1"><text:span text:style-name="T1">Dante 14pcn</text:span></text:p>
      <text:p text:style-name="P1"><text:span text:style-name="T1">Pétrarque 14pcn</text:span></text:p>
      <text:p text:style-name="P1"><text:span text:style-name="T1">Unfication du monde Chinois sous « Qin » 221-206 Acn</text:span></text:p>
      <text:p text:style-name="P1"><text:span text:style-name="T1">Période Royaumes combattants 5-3 acn</text:span></text:p>
      <text:p text:style-name="P1"><text:span text:style-name="T1">Confucius 6acn</text:span></text:p>
      <text:p text:style-name="P1"><text:span text:style-name="T1">Mengzi 3pcn</text:span></text:p>
      <text:p text:style-name="P1"><text:span text:style-name="T1">Xun zi 3pcn</text:span></text:p>
      <text:p text:style-name="P1"><text:span text:style-name="T1">Zhu Xi 12pcn</text:span></text:p>
      <text:p text:style-name="P1"><text:span text:style-name="T1">Mozi 5pcn</text:span></text:p>
      <text:p text:style-name="P1"><text:span text:style-name="T1">Zhuangzi 4 pcn</text:span></text:p>
      <text:p text:style-name="P1"><text:span text:style-name="T1">Han Fei Zi 3pcn</text:span></text:p>
      <text:p text:style-name="P1"><text:span text:style-name="T1">Li Si 2pcn</text:span></text:p>
      <text:p text:style-name="P1"><text:span text:style-name="T1">Dynastie Han 3acn- 3pcn</text:span></text:p>
      <text:p text:style-name="P1"><text:span text:style-name="T1">Wang Chong 1pcn</text:span></text:p>
      <text:p text:style-name="P1"><text:span text:style-name="T1">Les trois Royaumes et morcellement de la chine 3-6pcn</text:span></text:p>
      <text:p text:style-name="P1"><text:span text:style-name="T1">Dynastie Tang 7-10 pcn </text:span></text:p>
      <text:p text:style-name="P1"><text:span text:style-name="T1">Dynastie Ming 14-17pcn</text:span></text:p>
      <text:p text:style-name="P1"><text:span text:style-name="T1">Dynastie Song 10-13pcn</text:span></text:p>
      <text:p text:style-name="P2"><text:span text:style-name="T2">Dynastie mongole Yuan 13-14pcn</text:span></text:p>
      <text:p text:style-name="P2"><text:span text:style-name="T2">Yi Hwang 16pcn</text:span></text:p>
      <text:p text:style-name="P2"><text:span text:style-name="T2">Yi I 16pcn</text:span></text:p>
      <text:p text:style-name="P2"><text:span text:style-name="T2">Wang Yangming 15-16pcn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ues </meta:initial-creator>
    <meta:creation-date>2010-12-29T17:01:42</meta:creation-date>
    <meta:document-statistic meta:table-count="0" meta:image-count="0" meta:object-count="0" meta:page-count="1" meta:paragraph-count="40" meta:word-count="136" meta:character-count="774"/>
    <dc:date>2010-12-29T17:20:09</dc:date>
    <dc:creator>Hugues </dc:creator>
    <meta:editing-duration>PT00H02M26S</meta:editing-duration>
    <meta:editing-cycles>1</meta:editing-cycles>
    <meta:generator>OpenOffice.org/3.2$Linux OpenOffice.org_project/320m19$Build-9505</meta:generator>
  </office:meta>
</office:document-meta>
</file>